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9e161" officeooo:paragraph-rsid="0009e161" style:font-size-asian="42pt" style:font-size-complex="48pt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officeooo:rsid="0009e161" officeooo:paragraph-rsid="0009e161" style:font-size-asian="12pt" style:font-size-complex="12pt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officeooo:rsid="0009e161" officeooo:paragraph-rsid="001602a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9e161" officeooo:paragraph-rsid="0009e161" style:font-size-asian="20pt" style:font-size-complex="20pt"/>
    </style:style>
    <style:style style:name="P5" style:family="paragraph" style:parent-style-name="Standard">
      <style:paragraph-properties fo:line-height="200%" fo:text-align="start" style:justify-single-word="false"/>
      <style:text-properties officeooo:paragraph-rsid="001602a8"/>
    </style:style>
    <style:style style:name="T1" style:family="text">
      <style:text-properties officeooo:rsid="000b7ea4"/>
    </style:style>
    <style:style style:name="T2" style:family="text">
      <style:text-properties officeooo:rsid="000c8403"/>
    </style:style>
    <style:style style:name="T3" style:family="text">
      <style:text-properties officeooo:rsid="000e2f0d"/>
    </style:style>
    <style:style style:name="T4" style:family="text">
      <style:text-properties officeooo:rsid="000f647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officeooo:rsid="0010c3cd"/>
    </style:style>
    <style:style style:name="T7" style:family="text">
      <style:text-properties officeooo:rsid="0012bcf3"/>
    </style:style>
    <style:style style:name="T8" style:family="text">
      <style:text-properties officeooo:rsid="0012cab9"/>
    </style:style>
    <style:style style:name="T9" style:family="text">
      <style:text-properties officeooo:rsid="001428d6"/>
    </style:style>
    <style:style style:name="T10" style:family="text">
      <style:text-properties officeooo:rsid="001602a8"/>
    </style:style>
    <style:style style:name="T11" style:family="text">
      <style:text-properties officeooo:rsid="001654ff"/>
    </style:style>
    <style:style style:name="T12" style:family="text">
      <style:text-properties officeooo:rsid="00176e80"/>
    </style:style>
    <style:style style:name="T13" style:family="text">
      <style:text-properties officeooo:rsid="00188af7"/>
    </style:style>
    <style:style style:name="T14" style:family="text">
      <style:text-properties fo:font-size="12pt" officeooo:rsid="0009e161" style:font-size-asian="12pt" style:font-size-complex="12pt"/>
    </style:style>
    <style:style style:name="T15" style:family="text">
      <style:text-properties fo:font-size="12pt" officeooo:rsid="001602a8" style:font-size-asian="12pt" style:font-size-complex="12pt"/>
    </style:style>
    <style:style style:name="T16" style:family="text">
      <style:text-properties fo:font-size="12pt" officeooo:rsid="00188af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roject 1</text:span> </text:p>
      <text:p text:style-name="P4">User Stories</text:p>
      <text:p text:style-name="P2"><text:tab/>User Story 1:</text:p>
      <text:p text:style-name="P3"><text:tab/><text:tab/>Albert is a <text:span text:style-name="T1">h</text:span>iring manager at a <text:span text:style-name="T2">tech company and he is looking for a full stack developer, he is looking for a developer that has </text:span><text:span text:style-name="T3">number of unique <text:s/></text:span><text:span text:style-name="T4">skill sets, the applicant provides him with a </text:span><text:span text:style-name="T6">resume, he is not sure if the applicant </text:span><text:span text:style-name="T7">has the knowledge and skill sets he is looking for </text:span><text:span text:style-name="T8">but a portfolio web site is listed on the </text:span><text:span text:style-name="T9">resume</text:span><text:span text:style-name="T7">. </text:span><text:span text:style-name="T9">He navigates to the page a reviews a list of videos </text:span><text:span text:style-name="T10">that the applicant has made and thinks the applicant will be a good fit.</text:span></text:p>
      <text:p text:style-name="P3"><text:span text:style-name="T7"><text:s text:c="2"/><text:tab/></text:span><text:span text:style-name="T10">User Story 2:</text:span></text:p>
      <text:p text:style-name="P5"><text:span text:style-name="T14"><text:tab/><text:tab/></text:span><text:span text:style-name="T15">Carol is a human resources representative at a tech company and she needs a question answered about the applicant work history and the applicant provided a portfolio web site, instead of calling the applicant she goes on the portfolio web site and </text:span><text:span text:style-name="T16">contacts the applicant in regards to information she needs.</text:span></text:p>
      <text:p text:style-name="P3"><text:tab/><text:span text:style-name="T10">User Story 3:</text:span></text:p>
      <text:p text:style-name="P3"><text:tab/><text:tab/><text:span text:style-name="T11">Harrison is the applicant, he has to do a task that he has done in the past and can not remember how he did it. He goes onto his portfolio web site and searches for a video he made that is a how to video originally made to demonstrate to future potential employers his skill sets </text:span><text:span text:style-name="T12">and views it as a refresher</text:span><text:span text:style-name="T11">.</text:span></text:p>
      <text:p text:style-name="P3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23:50:30.152528321</meta:creation-date>
    <dc:date>2021-03-13T20:53:40.537057197</dc:date>
    <meta:editing-duration>PT13H23M1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216" meta:character-count="1148" meta:non-whitespace-character-count="925"/>
  </office:meta>
</office:document-meta>
</file>